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E000000E2FABD26C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3.175cm" svg:x="1.889cm" svg:y="7.096cm">
          <text:p text:style-name="P1">1, Banana<text:line-break/>2, Banana<text:line-break/>3, App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3.175cm" svg:x="9.128cm" svg:y="7.096cm">
          <text:p text:style-name="P1">Banana, 2</text:p>
          <text:p text:style-name="P1">Apple, 1</text:p>
          <draw:enhanced-geometry svg:viewBox="0 0 21600 21600" draw:type="rectangle" draw:enhanced-path="M 0 0 L 21600 0 21600 21600 0 21600 0 0 Z N"/>
        </draw:custom-shape>
        <draw:frame draw:style-name="gr2" draw:layer="layout" svg:width="5.138cm" svg:height="0.962cm" svg:x="1.889cm" svg:y="5.372cm">
          <draw:text-box>
            <text:p>Single Map Task</text:p>
          </draw:text-box>
        </draw:frame>
        <draw:frame draw:style-name="gr3" draw:text-style-name="P1" draw:layer="layout" svg:width="4.313cm" svg:height="3.208cm" svg:x="15.356cm" svg:y="7.223cm">
          <draw:image xlink:href="Pictures/100002010000013E000000E2FABD26CB.png" xlink:type="simple" xlink:show="embed" xlink:actuate="onLoad">
            <text:p/>
          </draw:image>
        </draw:frame>
        <draw:line draw:style-name="gr4" draw:text-style-name="P1" draw:layer="layout" svg:x1="6.715cm" svg:y1="8.62cm" svg:x2="9.128cm" svg:y2="8.62cm">
          <text:p/>
        </draw:line>
        <draw:frame draw:style-name="gr2" draw:layer="layout" svg:width="6.831cm" svg:height="0.962cm" svg:x="8.139cm" svg:y="5.372cm">
          <draw:text-box>
            <text:p>Built In Combiner Task</text:p>
          </draw:text-box>
        </draw:frame>
        <draw:frame draw:style-name="gr2" draw:layer="layout" svg:width="4.409cm" svg:height="0.962cm" svg:x="15.768cm" svg:y="5.499cm">
          <draw:text-box>
            <text:p>Local Storage</text:p>
          </draw:text-box>
        </draw:frame>
        <draw:line draw:style-name="gr4" draw:text-style-name="P1" draw:layer="layout" svg:x1="14.081cm" svg:y1="8.62cm" svg:x2="15.859cm" svg:y2="8.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il </meta:initial-creator>
    <meta:creation-date>2016-10-11T18:42:01.107207580</meta:creation-date>
    <dc:date>2016-10-11T18:45:42.635776197</dc:date>
    <dc:creator>neil </dc:creator>
    <meta:editing-duration>P0D</meta:editing-duration>
    <meta:editing-cycles>1</meta:editing-cycles>
    <meta:document-statistic meta:object-count="8"/>
    <meta:generator>LibreOffice/4.2.8.2$Linux_X86_64 LibreOffice_project/420m0$Build-2</meta:generator>
  </office:meta>
</office:document-meta>
</file>